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color="#ffcc99" style:font-name="Arial" fo:font-size="20pt" fo:font-weight="normal" fo:background-color="transparent" style:font-size-asian="20pt" style:font-weight-asian="normal" style:font-size-complex="20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>Je suis un test de templating en odt.</text:p>
      <text:p text:style-name="Standard">Je m'appelle : <text:span text:style-name="T2"><text:placeholder text:placeholder-type="text">&lt;first_name&gt;</text:placeholder></text:span><text:span text:style-name="T2"> </text:span><text:span text:style-name="T2"><text:placeholder text:placeholder-type="text">&lt;last_name&gt;</text:placeholder></text:span><text:span text:style-name="T1">. J'habite à </text:span><text:span text:style-name="T3"><text:placeholder text:placeholder-type="text">&lt;ville&gt;</text:placeholder>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placeholder text:placeholder-type="text">&lt;for f in friends&gt;</text:placeholder></text:p>
          </table:table-cell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f.first_name&gt;</text:placeholder>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P1"/>
      <text:p text:style-name="P1">J'ai aussi des hobbies:</text:p>
      <text:list text:style-name="L1">
        <text:list-item>
          <text:p text:style-name="P2"><text:placeholder text:placeholder-type="text">&lt;for h in hobbies&gt;</text:placeholder></text:p>
        </text:list-item>
        <text:list-item>
          <text:p text:style-name="P2"><text:placeholder text:placeholder-type="text">&lt;h&gt;</text:placeholder></text:p>
        </text:list-item>
        <text:list-item>
          <text:p text:style-name="P2"><text:placeholder text:placeholder-type="text">&lt;/for&gt;</text:placeholder></text:p>
        </text:list-item>
      </text:list>
      <text:p text:style-name="P1">Et j'ai même des animaux :</text:p>
      <text:list text:style-name="L2">
        <text:list-item>
          <text:p text:style-name="P3"><text:placeholder text:placeholder-type="text">&lt;for animal in animals&gt;</text:placeholder></text:p>
        </text:list-item>
        <text:list-item>
          <text:p text:style-name="P3"><text:placeholder text:placeholder-type="text">&lt;animal&gt;</text:placeholder></text:p>
        </text:list-item>
        <text:list-item>
          <text:p text:style-name="P3"><text:placeholder text:placeholder-type="text">&lt;/for&gt;</text:placeholder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
  </meta:generator>
    <meta:creation-date>2007-10-29T16:21:35</meta:creation-date>
    <dc:creator>Nicolas Evrard</dc:creator>
    <dc:date>2008-03-30T18:03:23</dc:date>
    <dc:language>en-US</dc:language>
    <meta:editing-cycles>33</meta:editing-cycles>
    <meta:editing-duration>PT2M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27" meta:character-count="165"/>
  </office:meta>
</office:document-meta>
</file>